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
      <style:paragraph-properties fo:text-align="center" style:justify-single-word="false"/>
    </style:style>
    <style:style style:name="P2" style:family="paragraph" style:parent-style-name="Preformatted_20_Text">
      <style:paragraph-properties fo:margin-top="0in" fo:margin-bottom="0.1965in"/>
    </style:style>
    <style:style style:name="T1" style:family="text">
      <style:text-properties fo:font-weight="bold"/>
    </style:style>
    <style:style style:name="T2" style:family="text">
      <style:text-properties style:text-position="33% 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reating, compiling and linking MATLAB executables (MEX files): a tutorial</text:h>
      <text:p text:style-name="P1">by Peter Carbonetto<text:line-break/>Dept. of Computer Science<text:line-break/>University of British Columbia </text:p>
      <text:p text:style-name="Text_20_body">MATLAB is wonderful programming language for scientific research. Unfortunately, its kind interface comes at the cost of speed. For many of the machine learning problems I've worked on over the years, MATLAB's slowness was so severe I had to resort to implementing my algorithms with lower level languages such as C++. Implementing a numerical algorithm in C++ usually involves much more coding and painful debugging. Not fun.</text:p>
      <text:p text:style-name="Text_20_body">The pain is eased knowing that it is possible to interface my C++ implementations back to MATLAB. By creating a MATLAB interface in my code, then compiling my code into a <text:span text:style-name="T1">MEX file</text:span>, my obtuse code becomes both fast <text:span text:style-name="Emphasis">and</text:span> easy to use, and as a result I can run my experiments and plot the results using MATLAB's nice plotting tools. Different people may have different reasons for resorting to MEX files, but it is an important tool for almost any seasoned MATLAB user.</text:p>
      <text:p text:style-name="Text_20_body">What's the catch? Creating a MEX file can be a harrowing experience. The purpose of this tutorial is to educate you in hopes that you will avoid the pitfalls I have encountered. Here we go.</text:p>
      <text:h text:style-name="Heading_20_4" text:outline-level="4">Compiling and linking made difficult</text:h>
      <text:p text:style-name="Text_20_body">Let's suppose we wanted to create an efficient MATLAB routine that calculates the height of the Normal probability density function (pdf) at a given point on the line. That there are at least five gazillion MATLAB implementations that already calculate this quantity is beside the point. (Normally, when you decide to write a MATLAB routine in C++, you should make sure it is worth your while!)</text:p>
      <text:p text:style-name="Text_20_body">Before we embark on the actual C++ coding, we need to examine how MATLAB creates a MEX File. The exact procedure is system-dependent, so what I describe here may differ slightly from your setup. At school I have access to a machine installed with the Linux operating system, and I have my own Apple computer with Mac OS X. Both these operating systems are <text:a xlink:type="simple" xlink:href="http://en.wikipedia.org/wiki/Unix">Unix-like</text:a>, hence their differences will be rather cosmetic.</text:p>
      <text:p text:style-name="Text_20_body">In order to build MEX files, we need to make sure that we have the proper compiler installed on our system. On my Linux machine, I'm using MATLAB 7.3 (R2006b), and according to <text:a xlink:type="simple" xlink:href="http://www.mathworks.com/support/tech-notes/1600/1601.html">MathWorks product support</text:a> it was built with the <text:a xlink:type="simple" xlink:href="http://gcc.gnu.org/">GNU Compiler Collection</text:a> (GCC) 3.4.5. Unfortunately, I did not have this particular version of the compiler installed on my system. Different versions of the same compiler are effectively different compilers, as they follow different conventions. You should never link libraries or object code unless they are compiled in the same way. I downloaded the GCC source from my local university FTP mirror and built the entire package on my system. GCC includes compilers for many different languages, and they can be found in the <text:span text:style-name="Source_20_Text">bin</text:span> subdirectory of the GCC software installation. MATLAB uses three of them: the C compiler <text:span text:style-name="Source_20_Text">gcc</text:span>, the C++ compiler <text:span text:style-name="Source_20_Text">g++</text:span>, and the Fortran 77 compiler <text:span text:style-name="Source_20_Text">g77</text:span>. When installing GCC, it is a bad idea to blindly follow the default installation as it may overwrite the existing compilers. You should install it in a new directory. Afterward, to make things simpler, I created a <text:span text:style-name="T1">symbolic link</text:span> to each of the compilers like so: </text:p>
      <text:p text:style-name="Preformatted_20_Text"><text:span text:style-name="Source_20_Text"><text:s text:c="2"/>cd /usr/bin</text:span></text:p>
      <text:p text:style-name="P2"><text:span text:style-name="Source_20_Text"><text:s text:c="2"/>ln -s gcc-install-path/bin/gcc gcc-3.4.5</text:span></text:p>
      <text:p text:style-name="Text_20_body"><text:soft-page-break/>Then I did the same thing for the other two compilers. Since <text:span text:style-name="Source_20_Text">/usr/bin</text:span> is in the <text:span text:style-name="T1">path</text:span> (see the environment variable <text:span text:style-name="Source_20_Text">PATH</text:span>), I can call the program anywhere I am simply by typing <text:span text:style-name="Source_20_Text">gcc-3.4.5</text:span>. By including the version number in the symbolic link, I avoid calling version 3.4.5 of <text:span text:style-name="Source_20_Text">gcc</text:span> unless I really want to. </text:p>
      <text:p text:style-name="Text_20_body">I was much more fortunate on my Apple computer because I already had the correct version of GCC installed; both Mac OS X 10.3.9 (Panther) and MATLAB 7.2 (R2006a) have been built with the GNU compiler collection 3.3.<text:a xlink:type="simple" xlink:href="http://people.cs.ubc.ca/%7Epcarbo/mex-tutorial/index.html#footnote1"><text:span text:style-name="T2">1</text:span></text:a></text:p>
      <text:p text:style-name="Text_20_body">Now that we've installed the compiler collection that agrees with MATLAB, let's examine the <text:a xlink:type="simple" xlink:href="http://people.cs.ubc.ca/%7Epcarbo/mex-tutorial/normpdf.cpp">C++ code</text:a> I've written to compute the Normal pdf. After we've built the MEX file, typing <text:span text:style-name="Source_20_Text">disp(normpdf(1/2,0,1))</text:span> in the MATLAB prompt should display the response of the Normal pdf with zero mean and unit variance at point 0.5, which is approximately 0.3521.<text:a xlink:type="simple" xlink:href="http://people.cs.ubc.ca/%7Epcarbo/mex-tutorial/index.html#footnote2"><text:span text:style-name="T2">2</text:span></text:a> The first four lines of code in the function <text:span text:style-name="Source_20_Text">mexFunction</text:span> </text:p>
      <text:p text:style-name="Preformatted_20_Text"><text:span text:style-name="Source_20_Text"><text:s text:c="2"/>if (nrhs != numInputArgs)</text:span></text:p>
      <text:p text:style-name="Preformatted_20_Text"><text:span text:style-name="Source_20_Text"><text:s text:c="6"/>mexErrMsgTxt("Incorrect number of input arguments");</text:span></text:p>
      <text:p text:style-name="Preformatted_20_Text"><text:span text:style-name="Source_20_Text"><text:s text:c="2"/>if (nlhs != numOutputArgs)</text:span></text:p>
      <text:p text:style-name="P2"><text:span text:style-name="Source_20_Text"><text:s text:c="6"/>mexErrMsgTxt("Incorrect number of output arguments");</text:span></text:p>
      <text:p text:style-name="Text_20_body">check to make sure the user has entered the correct number of input and output arguments when calling the function in MATLAB. After that, the lines</text:p>
      <text:p text:style-name="Preformatted_20_Text"><text:span text:style-name="Source_20_Text"><text:s text:c="2"/>double x <text:s/>= getMatlabScalar(prhs[0]);</text:span></text:p>
      <text:p text:style-name="Preformatted_20_Text"><text:span text:style-name="Source_20_Text"><text:s text:c="2"/>double mu = getMatlabScalar(prhs[1]);</text:span></text:p>
      <text:p text:style-name="P2"><text:span text:style-name="Source_20_Text"><text:s text:c="2"/>double v <text:s/>= getMatlabScalar(prhs[2]);</text:span></text:p>
      <text:p text:style-name="Text_20_body">retrieve the point along the line, mean and variance using our function <text:span text:style-name="Source_20_Text">getMatlabScalar</text:span>. In order to understand exactly how this code retrieves the values of the inputs, you may want to take a look at the <text:a xlink:type="simple" xlink:href="http://www.mathworks.com/access/helpdesk/help/helpdesk.html">MATLAB documentation</text:a> on "external interfaces." Next, the line</text:p>
      <text:p text:style-name="P2"><text:span text:style-name="Source_20_Text"><text:s text:c="2"/>double&amp; p = createMatlabScalar(plhs[0]);</text:span></text:p>
      <text:p text:style-name="Text_20_body">reserves a place for the output of our function and <text:span text:style-name="Source_20_Text">p</text:span> is a variable that refers to it. And finally, the line</text:p>
      <text:p text:style-name="P2"><text:span text:style-name="Source_20_Text"><text:s text:c="2"/>p = exp(-(x-mu)*(x-mu)/(2*v)) / sqrt(2*pi*v);</text:span></text:p>
      <text:p text:style-name="Text_20_body">uses a couple functions from the standard C math library to compute the pdf response, then stores this value in the location reserved for the single output argument. Now that we have a basic understanding of the C++ code, let's go ahead and build the MEX file so we can see if <text:span text:style-name="Source_20_Text">normpdf</text:span> behaves the way it is supposed to.</text:p>
      <text:p text:style-name="Text_20_body">First, download the code and make sure you are running MATLAB in the same directory as the location of the file <text:span text:style-name="Source_20_Text">normpdf.cpp</text:span> (type <text:span text:style-name="Source_20_Text">pwd</text:span> in the MATLAB prompt to check this). If you haven't done so already, you should set up MEX by typing <text:span text:style-name="Source_20_Text">mex -setup</text:span> in the MATLAB prompt. I chose option 2, but in my experience it makes little difference which option I select. To create the MEX file on my Linux machine, I type the following either in the MATLAB prompt or in the UNIX command line:</text:p>
      <text:p text:style-name="Preformatted_20_Text"><text:span text:style-name="Source_20_Text"><text:s text:c="2"/>mex CXX=g++-3.4.5 CXX=g++-3.4.5 LD=g++-3.4.5</text:span></text:p>
      <text:p text:style-name="P2"><text:span text:style-name="Source_20_Text"><text:s text:c="6"/>-lm -output normpdf normpdf.cpp</text:span></text:p>
      <text:p text:style-name="Text_20_body">It produces a MEX file called <text:span text:style-name="Source_20_Text">normpdf.mexglx</text:span>. On my Apple computer, I type</text:p>
      <text:p text:style-name="Preformatted_20_Text"><text:span text:style-name="Source_20_Text"><text:s text:c="2"/>mex CC=g++ CXX=g++ LD=g++ -lm</text:span></text:p>
      <text:p text:style-name="P2"><text:span text:style-name="Source_20_Text"><text:s text:c="6"/>-output normpdf normpdf.cpp</text:span></text:p>
      <text:p text:style-name="Text_20_body"><text:soft-page-break/>to create a MEX file with the name <text:span text:style-name="Source_20_Text">normpdf.mexmac</text:span>.<text:a xlink:type="simple" xlink:href="http://people.cs.ubc.ca/%7Epcarbo/mex-tutorial/index.html#footnote3"><text:span text:style-name="T2">3</text:span></text:a> There's a few things worth explaining here. (It might be helpful to look at the external interfaces documentation and the command line help, <text:span text:style-name="Source_20_Text">mex -help</text:span>, while you're reading this.) First, what I've done is set the C and C++ compiler variables so that they will call the right version of the compiler. The variable <text:span text:style-name="Source_20_Text">LD</text:span> overrides the choice of linker. Notice that the C++ compiler and linker will always be used. This is because I want to make sure that we use the C++ linker.<text:a xlink:type="simple" xlink:href="http://people.cs.ubc.ca/%7Epcarbo/mex-tutorial/index.html#footnote4"><text:span text:style-name="T2">4</text:span></text:a> The first three options override MATLAB's default choices for the compiler. The default settings can be found in the MEX options file which is created when running <text:span text:style-name="Source_20_Text">mex -setup</text:span>. On my Linux machine, this file is <text:span text:style-name="Source_20_Text">~/.matlab/R2006b/mexopts.sh</text:span>. The flag <text:span text:style-name="Source_20_Text">-lm</text:span> links the MEX file to the C math library. While MATLAB tends to do link to this library by default, we include this option just to be safe. Once the MEX file is created, you can call it like any other function in MATLAB. </text:p>
      <text:p text:style-name="Text_20_body">Including the <text:span text:style-name="Source_20_Text">-v</text:span> flag when calling <text:span text:style-name="Source_20_Text">mex</text:span> allows us to peer under the hood. What you should observe is that <text:span text:style-name="Source_20_Text">gcc</text:span> is called once and <text:span text:style-name="Source_20_Text">g++</text:span> is called twice. The first call to <text:span text:style-name="Source_20_Text">g++</text:span> compiles the source file <text:span text:style-name="Source_20_Text">normpdf.cpp</text:span> into object code. Next, <text:span text:style-name="Source_20_Text">gcc</text:span> compiles a C source file written by the MATLAB developers. And finally, <text:span text:style-name="Source_20_Text">gcc</text:span> is called to link together the object code and libraries in order to build the MEX File.</text:p>
      <text:p text:style-name="Text_20_body">After a long look under the hood, we see that it wouldn't be all that difficult to duplicate these steps ourselves by calling the compilers with the appropriate flags. In other words, we could reverse-engineer the <text:span text:style-name="Source_20_Text">mex</text:span> program. But that would be silly! The whole purpose of <text:span text:style-name="Source_20_Text">mex</text:span> is to hide the complicated details from us. Nonetheless, it will be a useful exercise to compile the object files ourselves since we will need to know how to do this when we compile and link to a library.</text:p>
      <text:p text:style-name="Text_20_body">I cannot help but use a Makefile, a script which automates the compilation process very elegantly. If you have never used <text:a xlink:type="simple" xlink:href="http://www.gnu.org/software/make">GNU make</text:a> before, I suggest you read a <text:a xlink:type="simple" xlink:href="http://www.cs.washington.edu/orgs/acm/tutorials/dev-in-unix/makefiles.html">tutorial</text:a>. On my Linux machine, I wrote the following bare bones Makefile using a text editor and saved it in the same directory as the C++ source file:</text:p>
      <text:p text:style-name="Preformatted_20_Text"><text:span text:style-name="Source_20_Text"><text:s text:c="2"/>MEXSUFFIX <text:s/>= mexglx</text:span></text:p>
      <text:p text:style-name="Preformatted_20_Text"><text:span text:style-name="Source_20_Text"><text:s text:c="2"/>MATLABHOME = /cs/local/generic/lib/pkg/matlab-7.3</text:span></text:p>
      <text:p text:style-name="Preformatted_20_Text"><text:span text:style-name="Source_20_Text"><text:s text:c="2"/>MEX <text:s text:c="7"/>= mex</text:span></text:p>
      <text:p text:style-name="Preformatted_20_Text"><text:span text:style-name="Source_20_Text"><text:s text:c="2"/>CXX <text:s text:c="7"/>= g++-3.4.5</text:span></text:p>
      <text:p text:style-name="Preformatted_20_Text"><text:span text:style-name="Source_20_Text"><text:s text:c="2"/>CFLAGS <text:s text:c="4"/>= -fPIC -ansi -pthread -DMX_COMPAT_32 \</text:span></text:p>
      <text:p text:style-name="Preformatted_20_Text"><text:span text:style-name="Source_20_Text"><text:s text:c="15"/>-DMATLAB_MEX_FILE</text:span></text:p>
      <text:p text:style-name="Preformatted_20_Text"/>
      <text:p text:style-name="Preformatted_20_Text"><text:span text:style-name="Source_20_Text"><text:s text:c="2"/>LIBS <text:s text:c="5"/>= -lm</text:span></text:p>
      <text:p text:style-name="Preformatted_20_Text"><text:span text:style-name="Source_20_Text"><text:s text:c="2"/>INCLUDE <text:s text:c="2"/>= -I$(MATLABHOME)/extern/include</text:span></text:p>
      <text:p text:style-name="Preformatted_20_Text"><text:span text:style-name="Source_20_Text"><text:s text:c="2"/>MEXFLAGS <text:s/>= -cxx CC='$(CXX)' CXX='$(CXX)' LD='$(CXX)'</text:span></text:p>
      <text:p text:style-name="Preformatted_20_Text"/>
      <text:p text:style-name="Preformatted_20_Text"><text:span text:style-name="Source_20_Text"><text:s text:c="2"/>normpdf.$(MEXSUFFIX): normpdf.o</text:span></text:p>
      <text:p text:style-name="Preformatted_20_Text"><text:span text:style-name="Source_20_Text"><text:s text:c="10"/>$(MEX) $(MEXFLAGS) $(LIBS) -output normpdf $^</text:span></text:p>
      <text:p text:style-name="Preformatted_20_Text"/>
      <text:p text:style-name="Preformatted_20_Text"><text:span text:style-name="Source_20_Text"><text:s text:c="2"/>normpdf.o: normpdf.cpp</text:span></text:p>
      <text:p text:style-name="P2"><text:span text:style-name="Source_20_Text"><text:s text:c="10"/>$(CXX) $(CFLAGS) $(INCLUDE) -c $^</text:span></text:p>
      <text:p text:style-name="Text_20_body">Simply typing <text:span text:style-name="Source_20_Text">make</text:span> in the same directory as the Makefile as the C++ source file compiles and builds the MEX file in two steps.<text:a xlink:type="simple" xlink:href="http://people.cs.ubc.ca/%7Epcarbo/mex-tutorial/index.html#footnote5"><text:span text:style-name="T2">5</text:span></text:a> In the first step, the <text:span text:style-name="Source_20_Text">g++</text:span> compiler specified by the <text:span text:style-name="Source_20_Text">CXX</text:span> variable compiles (but does not link, as indicated by the <text:span text:style-name="Source_20_Text">-c</text:span> flag) the source file into object code <text:span text:style-name="Source_20_Text">normpdf.o</text:span>. Some special options are specified according to the <text:span text:style-name="Source_20_Text">CFLAGS</text:span> variable. It is not really a mystery how I chose these. I simply peered under the hood, and copied the options displayed on the screen by running <text:span text:style-name="Source_20_Text">mex</text:span> as I did above, but with the <text:span text:style-name="Source_20_Text">-v</text:span> flag. The first flag tells the compiler to generate position-independent code, which I suspect is necessary because MATLAB loads the program dynamically. The <text:span text:style-name="Source_20_Text">-ansi</text:span> flag <text:soft-page-break/>ensures that the C++ code strictly satisfies the ISO standard, and <text:span text:style-name="Source_20_Text">-pthread</text:span> adds support for multi-threaded processes. The last two options in <text:span text:style-name="Source_20_Text">CFLAGS</text:span> define preprocessor macros which aren't of import here. Notice that it is also important to tell the compiler where to find the <text:span text:style-name="Source_20_Text">mex.h</text:span> header file. This information is provided by the <text:span text:style-name="Source_20_Text">INCLUDE</text:span> Makefile variable.</text:p>
      <text:p text:style-name="Text_20_body">In the second step, <text:span text:style-name="Source_20_Text">mex</text:span> link the object code together with the libraries and its own source files to produce the final MEX file. </text:p>
      <text:p text:style-name="Text_20_body">This Makefile will also work on my Apple computer if I make some changes to the first five lines:</text:p>
      <text:p text:style-name="Preformatted_20_Text"><text:span text:style-name="Source_20_Text"><text:s text:c="2"/>MEXSUFFIX <text:s/>= mexmac</text:span></text:p>
      <text:p text:style-name="Preformatted_20_Text"><text:span text:style-name="Source_20_Text"><text:s text:c="2"/>MATLABHOME = /Applications/MATLAB72</text:span></text:p>
      <text:p text:style-name="Preformatted_20_Text"><text:span text:style-name="Source_20_Text"><text:s text:c="2"/>MEX <text:s text:c="7"/>= mex</text:span></text:p>
      <text:p text:style-name="Preformatted_20_Text"><text:span text:style-name="Source_20_Text"><text:s text:c="2"/>CXX <text:s text:c="7"/>= g++</text:span></text:p>
      <text:p text:style-name="P2"><text:span text:style-name="Source_20_Text"><text:s text:c="2"/>CFLAGS <text:s text:c="4"/>= -fno-common -no-cpp-precomp -fexceptions</text:span></text:p>
      <text:p text:style-name="Text_20_body">Again, the flags used to compile the C++ come from observing the behaviour of <text:span text:style-name="Source_20_Text">mex</text:span> on my Apple computer.</text:p>
      <text:p text:style-name="Text_20_body">As you can see, we went through great pains to build a small MEX file. We probably made things more difficult than necessary, but this procedure should translate to much larger projects as well. In fact, we'll see that linking our project to a library is now relatively straightforward.</text:p>
      <text:h text:style-name="Heading_20_4" text:outline-level="4">Linking with a C library</text:h>
      <text:p text:style-name="Text_20_body">We're now going to act a little smarter and reuse an existing function from the <text:a xlink:type="simple" xlink:href="http://www.gnu.org/software/gsl">GNU Scientific Library</text:a> that computes the Normal pdf. (I downloaded GSL version 1.8.) In order to to use GSL's functions in MATLAB, we will have to skirt the normal build procedure and configure the install script to suit our own needs.</text:p>
      <text:p text:style-name="Text_20_body">The first step when installing GSL (and many other libraries) is to run the "configure" script. On my Linux machine, I ran the configure script with the following options:</text:p>
      <text:p text:style-name="Preformatted_20_Text"><text:span text:style-name="Source_20_Text"><text:s text:c="2"/>configure --disable-shared --prefix=gsl-install-path </text:span></text:p>
      <text:p text:style-name="P2"><text:span text:style-name="Source_20_Text"><text:s text:c="4"/>CC=gcc-3.4.5 CFLAGS='-O2 -fPIC -ansi -pthread'</text:span></text:p>
      <text:p text:style-name="Text_20_body">The configuration comes straight from our previous experiences: we need to compile the library with the options used by <text:span text:style-name="Source_20_Text">mex</text:span>. I removed some of the flags I figured would have no impact on compiling GSL, and then added the <text:span text:style-name="Source_20_Text">-O2</text:span> flag to request optimized code. It can be difficult to keep track of shared libraries and their whereabouts, especially when compiling with different versions of GCC, so I disabled them with <text:span text:style-name="Source_20_Text">--disable-shared</text:span>. Static libraries are certainly less efficient, but the keep-it-simple-stupid principle takes priority here. On my Apple, I ran the configure script with the following settings:</text:p>
      <text:p text:style-name="Preformatted_20_Text"><text:span text:style-name="Source_20_Text"><text:s text:c="2"/>configure --disable-shared --prefix=gsl-install-path </text:span></text:p>
      <text:p text:style-name="P2"><text:span text:style-name="Source_20_Text"><text:s text:c="4"/>CC=gcc CFLAGS='-O2 -fno-common -no-cpp-precomp -fexceptions'</text:span></text:p>
      <text:p text:style-name="Text_20_body">I then put the static libraries <text:span text:style-name="Source_20_Text">libgsl.a</text:span> and <text:span text:style-name="Source_20_Text">libgslcblas.a</text:span> in the <text:span text:style-name="Source_20_Text">lib</text:span> subdirectory of my home directory.</text:p>
      <text:p text:style-name="Text_20_body">My new version of the C++ source code that uses the GSL routine <text:span text:style-name="Source_20_Text">gsl_ran_gaussian_pdf</text:span> can be found <text:a xlink:type="simple" xlink:href="http://people.cs.ubc.ca/%7Epcarbo/mex-tutorial/normpdfgsl.cpp">here</text:a>. In order to build the new MEX file, I renamed the source file to <text:span text:style-name="Source_20_Text">normpdf.cpp</text:span>) and made a couple changes to the Makefile:</text:p>
      <text:p text:style-name="Preformatted_20_Text"><text:span text:style-name="Source_20_Text"><text:s text:c="2"/>LIBS = -L$(HOME)/lib/gcc-3.4.5 -lgsl -lgslcblas -lm</text:span></text:p>
      <text:p text:style-name="P2"><text:soft-page-break/><text:span text:style-name="Source_20_Text"><text:s text:c="2"/>INCLUDE = -I$(HOME)/include -I$(MATLABHOME)/extern/include</text:span></text:p>
      <text:p text:style-name="Text_20_body">I put all the GSL include files in the <text:span text:style-name="Source_20_Text">include</text:span> subdirectory of my home directory. With these modifications, I was able to successfully create the new MEX file and call it from MATLAB. Note that I made analogous small modifications to the Makefile on my Apple.</text:p>
      <text:h text:style-name="Heading_20_4" text:outline-level="4">Parting notes</text:h>
      <text:p text:style-name="Text_20_body">The motivation behind this tutorial may have been lacking because we didn't delve into very realistic scenarios; in reality, my projects can be much larger and much more complicated and I inevitably link to many different libraries, whic may even ve written in different languages such as Fortran. Nonetheless, my words should be taken as a gentle guideline for future projects.</text:p>
      <text:h text:style-name="Heading_20_4" text:outline-level="4">Footnotes</text:h>
      <text:p text:style-name="Text_20_body"><text:bookmark text:name="footnote1"/><text:span text:style-name="T2">1</text:span> If you don't have GCC installed on Mac OS X, you may either have to download the Apple developer tools or use <text:a xlink:type="simple" xlink:href="http://fink.sourceforge.net/">Fink</text:a> to install GCC.</text:p>
      <text:p text:style-name="Text_20_body"><text:bookmark text:name="footnote2"/><text:span text:style-name="T2">2</text:span> There may already exist a function called <text:span text:style-name="Source_20_Text">normpdf</text:span>. If so, you can make sure you are using my code by typing <text:span text:style-name="Source_20_Text">which normpdf</text:span> in the MATLAB prompt.</text:p>
      <text:p text:style-name="Text_20_body"><text:bookmark text:name="footnote3"/><text:span text:style-name="T2">3</text:span> On my Apple computer, <text:span text:style-name="Source_20_Text">mex</text:span> was not in my path so I could not call it from anywhere. I used <text:span text:style-name="Source_20_Text">ln</text:span> to create a symbolic link to <text:span text:style-name="Source_20_Text">/Applications/MATLAB72/bin/mex</text:span> in the <text:span text:style-name="Source_20_Text">/usr/bin</text:span> directory.</text:p>
      <text:p text:style-name="Text_20_body"><text:bookmark text:name="footnote4"/><text:span text:style-name="T2">4</text:span> I've noticed that in the latest release of MATLAB, version 7.3, there's an flag <text:span text:style-name="Source_20_Text">-cxx</text:span> which ensure that the C++ linker is used. This appears to be an available but undocumented feature in version 7.2. Another way to guarantee usage of the C++ linker to pass as the first source file to <text:span text:style-name="Source_20_Text">mex</text:span> a recognized C++ source file. Generally, there is <text:a xlink:type="simple" xlink:href="http://www.parashift.com/c++-faq-lite/mixing-c-and-cpp.html">no harm done</text:a> in compiling all the C and C++ code using the C++ compiler.</text:p>
      <text:p text:style-name="Text_20_body"><text:bookmark text:name="footnote5"/><text:span text:style-name="T2">5</text:span>There are some rather esoteric issues in Makefiles with regards to spacing, so simply cutting and pasting the above code might fail to do the trick. I suggest you educate yourself on the basics of Makefiles before continuing furth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shryb </meta:initial-creator>
    <meta:creation-date>2009-12-27T11:50:42</meta:creation-date>
    <meta:document-statistic meta:table-count="0" meta:image-count="0" meta:object-count="0" meta:page-count="5" meta:paragraph-count="81" meta:word-count="2364" meta:character-count="14175"/>
    <dc:date>2009-12-27T11:51:14</dc:date>
    <dc:creator>oshryb </dc:creator>
    <meta:editing-duration>PT00H00M34S</meta:editing-duration>
    <meta:editing-cycles>1</meta:editing-cycles>
    <meta:generator>OpenOffice.org/3.1$Unix OpenOffice.org_project/310m19$Build-9420</meta:generator>
  </office:meta>
</office:document-meta>
</file>